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9.098cm" fo:margin-left="-0.427cm" table:align="left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17.097cm"/>
    </style:style>
    <style:style style:name="Table1.1" style:family="table-row">
      <style:table-row-properties style:min-row-height="2.498cm"/>
    </style:style>
    <style:style style:name="Table1.A1" style:family="table-cell">
      <style:table-cell-properties fo:padding-left="0.191cm" fo:padding-right="0.191cm" fo:padding-top="0.15cm" fo:padding-bottom="0cm" fo:border="0.5pt solid #bfbfbf" style:writing-mode="lr-tb"/>
    </style:style>
    <style:style style:name="Table1.A2" style:family="table-cell">
      <style:table-cell-properties fo:padding-left="0.191cm" fo:padding-right="0.191cm" fo:padding-top="0.15cm" fo:padding-bottom="0cm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P2" style:family="paragraph" style:parent-style-name="Contact_20_Information" style:master-page-name="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482f62" fo:hyphenate="false" loext:hyphenation-no-caps="false"/>
    </style:style>
    <style:style style:name="P3" style:family="paragraph" style:parent-style-name="Contact_20_Information" style:master-page-name="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5073a1" fo:hyphenate="false" loext:hyphenation-no-caps="false"/>
    </style:style>
    <style:style style:name="P4" style:family="paragraph" style:parent-style-name="Standard" style:master-page-name="MP0">
      <loext:graphic-properties draw:fill="none"/>
      <style:paragraph-properties fo:margin-left="0cm" fo:margin-right="0cm" fo:margin-top="0cm" fo:margin-bottom="0.101cm" style:contextual-spacing="false" fo:text-align="center" style:justify-single-word="false" fo:orphans="2" fo:widows="2" fo:hyphenation-ladder-count="no-limit" fo:text-indent="0cm" style:auto-text-indent="false" style:page-number="auto" fo:break-before="page" fo:background-color="transparent"/>
      <style:text-properties style:font-name="times new roman" fo:font-size="16pt" style:text-underline-style="none" fo:font-weight="bold" officeooo:rsid="0025481e" officeooo:paragraph-rsid="005073a1" style:font-size-asian="16pt" style:font-weight-asian="bold" style:font-name-complex="Times New Roman1" style:font-size-complex="14pt" fo:hyphenate="false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center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6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511f1f" officeooo:paragraph-rsid="005073a1" style:font-weight-asian="normal" style:font-name-complex="Times New Roman1" style:font-weight-complex="normal"/>
    </style:style>
    <style:style style:name="P7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1473ec" officeooo:paragraph-rsid="00191f28" style:font-weight-asian="normal" style:font-name-complex="Times New Roman1" style:font-weight-complex="normal"/>
    </style:style>
    <style:style style:name="P8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1473ec" officeooo:paragraph-rsid="005073a1" style:font-weight-asian="normal" style:font-name-complex="Times New Roman1" style:font-weight-complex="normal"/>
    </style:style>
    <style:style style:name="P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fo:font-weight="normal" officeooo:rsid="002af343" officeooo:paragraph-rsid="002af343" style:text-underline-mode="continuous" style:text-overline-mode="continuous" style:text-line-through-mode="continuous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fo:font-weight="normal" officeooo:rsid="002af343" officeooo:paragraph-rsid="005073a1" style:text-underline-mode="continuous" style:text-overline-mode="continuous" style:text-line-through-mode="continuous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officeooo:paragraph-rsid="00191f28"/>
    </style:style>
    <style:style style:name="P12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/>
    </style:style>
    <style:style style:name="P13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officeooo:paragraph-rsid="005073a1"/>
    </style:style>
    <style:style style:name="P14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officeooo:paragraph-rsid="002add04"/>
    </style:style>
    <style:style style:name="P15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/>
    </style:style>
    <style:style style:name="P16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officeooo:paragraph-rsid="005073a1"/>
    </style:style>
    <style:style style:name="P17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fo:font-style="normal" style:text-underline-style="none" officeooo:rsid="002add04" style:font-style-asian="normal" style:font-style-complex="normal"/>
    </style:style>
    <style:style style:name="P18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fo:font-style="normal" style:text-underline-style="none" officeooo:rsid="002add04" officeooo:paragraph-rsid="002add04" style:font-style-asian="normal" style:font-style-complex="normal"/>
    </style:style>
    <style:style style:name="P1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fo:font-style="normal" style:text-underline-style="none" officeooo:rsid="002add04" officeooo:paragraph-rsid="005073a1" style:font-style-asian="normal" style:font-style-complex="normal"/>
    </style:style>
    <style:style style:name="P20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1" fo:font-weight="normal" officeooo:rsid="001473ec" officeooo:paragraph-rsid="005073a1" style:font-name-asian="Times New Roman1" style:font-weight-asian="normal" style:font-name-complex="Times New Roman1" style:font-weight-complex="normal"/>
    </style:style>
    <style:style style:name="P21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1" fo:font-weight="normal" officeooo:rsid="001473ec" officeooo:paragraph-rsid="00265f20" style:font-name-asian="Times New Roman1" style:font-weight-asian="normal" style:font-name-complex="Times New Roman1" style:font-weight-complex="normal"/>
    </style:style>
    <style:style style:name="P22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officeooo:paragraph-rsid="00191f28"/>
    </style:style>
    <style:style style:name="P23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officeooo:paragraph-rsid="001473ec"/>
    </style:style>
    <style:style style:name="P24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officeooo:paragraph-rsid="005073a1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1038c0" fo:hyphenate="false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391fb8" fo:hyphenate="false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5073a1" fo:hyphenate="false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5073a1" fo:hyphenate="false" loext:hyphenation-no-caps="false"/>
    </style:style>
    <style:style style:name="P2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</style:style>
    <style:style style:name="P30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265f20"/>
    </style:style>
    <style:style style:name="P31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131caf"/>
    </style:style>
    <style:style style:name="P32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4d1192"/>
    </style:style>
    <style:style style:name="P33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5073a1"/>
    </style:style>
    <style:style style:name="P34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4e86f9"/>
    </style:style>
    <style:style style:name="P35" style:family="paragraph" style:parent-style-name="Text_20_default" style:list-style-name="L2">
      <loext:graphic-properties draw:fill="none"/>
      <style:paragraph-properties fo:margin-left="0.474cm" fo:margin-right="0cm" fo:margin-top="0cm" fo:margin-bottom="0.101cm" style:contextual-spacing="false" fo:text-align="start" style:justify-single-word="false" fo:orphans="2" fo:widows="2" fo:hyphenation-ladder-count="no-limit" fo:text-indent="-0.474cm" style:auto-text-indent="false" fo:background-color="transparent"/>
      <style:text-properties style:font-name="times new roman" style:text-underline-style="none" officeooo:rsid="003ba753" officeooo:paragraph-rsid="003ba753" style:font-name-complex="Times New Roman1" fo:hyphenate="false" loext:hyphenation-no-caps="false"/>
    </style:style>
    <style:style style:name="P36" style:family="paragraph" style:parent-style-name="Text_20_default" style:list-style-name="L2">
      <loext:graphic-properties draw:fill="none"/>
      <style:paragraph-properties fo:margin-left="0.474cm" fo:margin-right="0cm" fo:margin-top="0cm" fo:margin-bottom="0.101cm" style:contextual-spacing="false" fo:text-align="start" style:justify-single-word="false" fo:orphans="2" fo:widows="2" fo:hyphenation-ladder-count="no-limit" fo:text-indent="-0.474cm" style:auto-text-indent="false" fo:background-color="transparent"/>
      <style:text-properties style:font-name="times new roman" style:text-underline-style="none" officeooo:rsid="00406b40" officeooo:paragraph-rsid="00406b40" style:font-name-complex="Times New Roman1" fo:hyphenate="false" loext:hyphenation-no-caps="false"/>
    </style:style>
    <style:style style:name="P37" style:family="paragraph" style:parent-style-name="Text_20_default" style:list-style-name="L2">
      <loext:graphic-properties draw:fill="none"/>
      <style:paragraph-properties fo:margin-left="0.474cm" fo:margin-right="0cm" fo:margin-top="0cm" fo:margin-bottom="0.101cm" style:contextual-spacing="false" fo:text-align="start" style:justify-single-word="false" fo:orphans="2" fo:widows="2" fo:hyphenation-ladder-count="no-limit" fo:text-indent="-0.474cm" style:auto-text-indent="false" fo:background-color="transparent"/>
      <style:text-properties style:font-name="times new roman" style:text-underline-style="none" officeooo:rsid="0041f417" officeooo:paragraph-rsid="0041f417" style:font-name-complex="Times New Roman1" fo:hyphenate="false" loext:hyphenation-no-caps="false"/>
    </style:style>
    <style:style style:name="P38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rsid="0041f417" officeooo:paragraph-rsid="005073a1" style:font-name-complex="Times New Roman1" fo:hyphenate="false" loext:hyphenation-no-caps="false"/>
    </style:style>
    <style:style style:name="P39" style:family="paragraph" style:parent-style-name="Text_20_default" style:list-style-name="L2">
      <loext:graphic-properties draw:fill="none"/>
      <style:paragraph-properties fo:margin-left="0.474cm" fo:margin-right="0cm" fo:margin-top="0cm" fo:margin-bottom="0.101cm" style:contextual-spacing="false" fo:text-align="start" style:justify-single-word="false" fo:orphans="2" fo:widows="2" fo:hyphenation-ladder-count="no-limit" fo:text-indent="-0.318cm" style:auto-text-indent="false" fo:background-color="transparent"/>
      <style:text-properties style:font-name="times new roman" style:text-underline-style="none" officeooo:paragraph-rsid="0041f417" fo:hyphenate="false" loext:hyphenation-no-caps="false"/>
    </style:style>
    <style:style style:name="P40" style:family="paragraph" style:parent-style-name="Text_20_default" style:list-style-name="L2">
      <loext:graphic-properties draw:fill="none"/>
      <style:paragraph-properties fo:margin-left="0.474cm" fo:margin-right="0cm" fo:margin-top="0cm" fo:margin-bottom="0.101cm" style:contextual-spacing="false" fo:text-align="start" style:justify-single-word="false" fo:orphans="2" fo:widows="2" fo:hyphenation-ladder-count="no-limit" fo:text-indent="-0.474cm" style:auto-text-indent="false" fo:background-color="transparent"/>
      <style:text-properties style:font-name="times new roman" style:text-underline-style="none" officeooo:paragraph-rsid="0041f417" fo:hyphenate="false" loext:hyphenation-no-caps="false"/>
    </style:style>
    <style:style style:name="P41" style:family="paragraph" style:parent-style-name="Text_20_default" style:list-style-name="L2">
      <loext:graphic-properties draw:fill="none"/>
      <style:paragraph-properties fo:margin-left="0.474cm" fo:margin-right="0cm" fo:margin-top="0cm" fo:margin-bottom="0.101cm" style:contextual-spacing="false" fo:text-align="start" style:justify-single-word="false" fo:orphans="2" fo:widows="2" fo:hyphenation-ladder-count="no-limit" fo:text-indent="-0.474cm" style:auto-text-indent="false" fo:background-color="transparent"/>
      <style:text-properties style:font-name="times new roman" style:text-underline-style="none" officeooo:paragraph-rsid="003d60fc" fo:hyphenate="false" loext:hyphenation-no-caps="false"/>
    </style:style>
    <style:style style:name="P42" style:family="paragraph" style:parent-style-name="Text_20_default" style:list-style-name="L2">
      <loext:graphic-properties draw:fill="none"/>
      <style:paragraph-properties fo:margin-left="0.474cm" fo:margin-right="0cm" fo:margin-top="0cm" fo:margin-bottom="0.101cm" style:contextual-spacing="false" fo:text-align="start" style:justify-single-word="false" fo:orphans="2" fo:widows="2" fo:hyphenation-ladder-count="no-limit" fo:text-indent="-0.474cm" style:auto-text-indent="false" fo:background-color="transparent"/>
      <style:text-properties style:font-name="times new roman" style:text-underline-style="none" officeooo:paragraph-rsid="00406b40" fo:hyphenate="false" loext:hyphenation-no-caps="false"/>
    </style:style>
    <style:style style:name="P43" style:family="paragraph" style:parent-style-name="Text_20_default" style:list-style-name="L2">
      <loext:graphic-properties draw:fill="none"/>
      <style:paragraph-properties fo:margin-left="0.474cm" fo:margin-right="0cm" fo:margin-top="0cm" fo:margin-bottom="0.101cm" style:contextual-spacing="false" fo:text-align="start" style:justify-single-word="false" fo:orphans="2" fo:widows="2" fo:hyphenation-ladder-count="no-limit" fo:text-indent="-0.474cm" style:auto-text-indent="false" fo:background-color="transparent"/>
      <style:text-properties style:font-name="times new roman" style:text-underline-style="none" officeooo:paragraph-rsid="00405b82" fo:hyphenate="false" loext:hyphenation-no-caps="false"/>
    </style:style>
    <style:style style:name="P44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45" style:family="paragraph" style:parent-style-name="Text_20_default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46" style:family="paragraph" style:parent-style-name="Text_20_default">
      <style:text-properties style:font-name="times new roman" style:text-underline-style="none" officeooo:rsid="00511f1f" officeooo:paragraph-rsid="005073a1"/>
    </style:style>
    <style:style style:name="P47" style:family="paragraph" style:parent-style-name="Text_20_default">
      <style:text-properties style:font-name="times new roman" style:text-underline-style="none" officeooo:paragraph-rsid="0043c05d"/>
    </style:style>
    <style:style style:name="P48" style:family="paragraph" style:parent-style-name="Text_20_default">
      <style:text-properties style:font-name="times new roman" style:text-underline-style="none" officeooo:paragraph-rsid="005073a1"/>
    </style:style>
    <style:style style:name="P49" style:family="paragraph" style:parent-style-name="Text_20_default">
      <style:text-properties officeooo:rsid="00511f1f" officeooo:paragraph-rsid="005073a1"/>
    </style:style>
    <style:style style:name="P50" style:family="paragraph" style:parent-style-name="Text_20_default">
      <style:text-properties officeooo:paragraph-rsid="00280d96"/>
    </style:style>
    <style:style style:name="P51" style:family="paragraph" style:parent-style-name="Text_20_default">
      <style:text-properties officeooo:paragraph-rsid="005073a1"/>
    </style:style>
    <style:style style:name="P52" style:family="paragraph" style:parent-style-name="Text_20_default">
      <style:text-properties officeooo:paragraph-rsid="004e86f9"/>
    </style:style>
    <style:style style:name="P53" style:family="paragraph" style:parent-style-name="Обычный">
      <loext:graphic-properties draw:fill="none"/>
      <style:paragraph-properties fo:margin-left="-0.157cm" fo:margin-right="0cm" fo:margin-top="0cm" fo:margin-bottom="0cm" style:contextual-spacing="false" fo:text-align="end" style:justify-single-word="false" fo:hyphenation-ladder-count="no-limit" fo:text-indent="-0.157cm" style:auto-text-indent="false" fo:background-color="transparent">
        <style:tab-stops>
          <style:tab-stop style:position="0cm"/>
          <style:tab-stop style:position="0.189cm"/>
        </style:tab-stops>
      </style:paragraph-properties>
      <style:text-properties officeooo:paragraph-rsid="001473ec" fo:hyphenate="false" loext:hyphenation-no-caps="false"/>
    </style:style>
    <style:style style:name="P54" style:family="paragraph" style:parent-style-name="Обычный">
      <loext:graphic-properties draw:fill="none"/>
      <style:paragraph-properties fo:margin-left="-0.157cm" fo:margin-right="0cm" fo:margin-top="0cm" fo:margin-bottom="0cm" style:contextual-spacing="false" fo:text-align="end" style:justify-single-word="false" fo:hyphenation-ladder-count="no-limit" fo:text-indent="-0.157cm" style:auto-text-indent="false" fo:background-color="transparent">
        <style:tab-stops>
          <style:tab-stop style:position="0cm"/>
          <style:tab-stop style:position="0.189cm"/>
        </style:tab-stops>
      </style:paragraph-properties>
      <style:text-properties officeooo:paragraph-rsid="005073a1" fo:hyphenate="false" loext:hyphenation-no-caps="false"/>
    </style:style>
    <style:style style:name="P55" style:family="paragraph" style:parent-style-name="Обычный">
      <loext:graphic-properties draw:fill="none"/>
      <style:paragraph-properties fo:margin-left="0cm" fo:margin-right="0cm" fo:margin-top="0cm" fo:margin-bottom="0cm" style:contextual-spacing="false" fo:text-align="end" style:justify-single-word="false" fo:hyphenation-ladder-count="no-limit" fo:text-indent="0cm" style:auto-text-indent="false" fo:background-color="transparent">
        <style:tab-stops>
          <style:tab-stop style:position="0.321cm"/>
        </style:tab-stops>
      </style:paragraph-properties>
      <style:text-properties officeooo:paragraph-rsid="000ed97d" fo:hyphenate="false" loext:hyphenation-no-caps="false"/>
    </style:style>
    <style:style style:name="P56" style:family="paragraph" style:parent-style-name="Обычный">
      <loext:graphic-properties draw:fill="none"/>
      <style:paragraph-properties fo:margin-left="0cm" fo:margin-right="0cm" fo:margin-top="0cm" fo:margin-bottom="0cm" style:contextual-spacing="false" fo:text-align="end" style:justify-single-word="false" fo:hyphenation-ladder-count="no-limit" fo:text-indent="0cm" style:auto-text-indent="false" fo:background-color="transparent">
        <style:tab-stops>
          <style:tab-stop style:position="0.321cm"/>
        </style:tab-stops>
      </style:paragraph-properties>
      <style:text-properties officeooo:paragraph-rsid="005073a1" fo:hyphenate="false" loext:hyphenation-no-caps="false"/>
    </style:style>
    <style:style style:name="T1" style:family="text">
      <style:text-properties style:font-name="Times New Roman1" officeooo:rsid="00265f20"/>
    </style:style>
    <style:style style:name="T2" style:family="text">
      <style:text-properties style:font-name="Times New Roman1" officeooo:rsid="001473ec"/>
    </style:style>
    <style:style style:name="T3" style:family="text">
      <style:text-properties style:font-name="Times New Roman1" officeooo:rsid="001b1787"/>
    </style:style>
    <style:style style:name="T4" style:family="text">
      <style:text-properties style:font-name="Times New Roman1" officeooo:rsid="005073a1"/>
    </style:style>
    <style:style style:name="T5" style:family="text">
      <style:text-properties fo:color="#000000" loext:opacity="100%" style:font-name="times new roman" style:text-underline-style="none" officeooo:rsid="00131caf" style:font-name-asian="Times New Roman1" style:font-name-complex="Times New Roman1"/>
    </style:style>
    <style:style style:name="T6" style:family="text">
      <style:text-properties fo:color="#000000" loext:opacity="100%" style:font-name="times new roman" style:text-underline-style="none" officeooo:rsid="00265f20" style:font-name-asian="Times New Roman1" style:font-name-complex="Times New Roman1"/>
    </style:style>
    <style:style style:name="T7" style:family="text">
      <style:text-properties fo:color="#000000" loext:opacity="100%" style:font-name="times new roman" style:text-underline-style="none" officeooo:rsid="001b1787" style:font-name-asian="Times New Roman1" style:font-name-complex="Times New Roman1"/>
    </style:style>
    <style:style style:name="T8" style:family="text">
      <style:text-properties fo:color="#000000" loext:opacity="100%" style:font-name="times new roman" style:text-underline-style="none" officeooo:rsid="002c6b4e" style:font-name-asian="Times New Roman1" style:font-name-complex="Times New Roman1"/>
    </style:style>
    <style:style style:name="T9" style:family="text">
      <style:text-properties fo:color="#000000" loext:opacity="100%" style:font-name="times new roman" style:text-underline-style="none" officeooo:rsid="003041f8" style:font-name-asian="Times New Roman1" style:font-name-complex="Times New Roman1"/>
    </style:style>
    <style:style style:name="T10" style:family="text">
      <style:text-properties fo:color="#000000" loext:opacity="100%" style:font-name="times new roman" style:text-underline-style="none" officeooo:rsid="0039b158" style:font-name-asian="Times New Roman1" style:font-name-complex="Times New Roman1"/>
    </style:style>
    <style:style style:name="T11" style:family="text">
      <style:text-properties fo:color="#000000" loext:opacity="100%" style:font-name="times new roman" style:text-underline-style="none" officeooo:rsid="00391fb8" style:font-name-asian="Times New Roman1" style:font-name-complex="Times New Roman1"/>
    </style:style>
    <style:style style:name="T12" style:family="text">
      <style:text-properties fo:color="#000000" loext:opacity="100%" style:font-name="times new roman" style:text-underline-style="none" officeooo:rsid="004831fc" style:font-name-asian="Times New Roman1" style:font-name-complex="Times New Roman1"/>
    </style:style>
    <style:style style:name="T13" style:family="text">
      <style:text-properties fo:color="#000000" loext:opacity="100%" style:font-name="times new roman" style:text-underline-style="none" officeooo:rsid="004e86f9" style:font-name-asian="Times New Roman1" style:font-name-complex="Times New Roman1"/>
    </style:style>
    <style:style style:name="T14" style:family="text">
      <style:text-properties fo:color="#000000" loext:opacity="100%" style:font-name="times new roman" style:text-underline-style="none" officeooo:rsid="00511f1f" style:font-name-asian="Times New Roman1" style:font-name-complex="Times New Roman1"/>
    </style:style>
    <style:style style:name="T15" style:family="text">
      <style:text-properties fo:color="#0000ff" loext:opacity="100%" style:font-name="times new roman" fo:font-size="11pt" fo:language="en" fo:country="US" style:text-underline-style="none" officeooo:rsid="0020655b" style:text-underline-mode="continuous" style:text-overline-mode="continuous" style:text-line-through-mode="continuous" style:font-name-asian="Times New Roman1" style:font-size-asian="11pt" style:font-name-complex="Times New Roman1" style:font-size-complex="11pt"/>
    </style:style>
    <style:style style:name="T16" style:family="text">
      <style:text-properties fo:color="#0000ff" loext:opacity="100%" style:font-name="times new roman" style:text-underline-style="none" officeooo:rsid="00265f20" style:text-underline-mode="continuous" style:text-overline-mode="continuous" style:text-line-through-mode="continuous" style:font-name-asian="Times New Roman1" style:font-name-complex="Times New Roman1"/>
    </style:style>
    <style:style style:name="T17" style:family="text">
      <style:text-properties fo:color="#0000ff" loext:opacity="100%" style:font-name="times new roman" style:text-underline-style="none" officeooo:rsid="003041f8" style:text-underline-mode="continuous" style:text-overline-mode="continuous" style:text-line-through-mode="continuous" style:font-name-asian="Times New Roman1" style:font-name-complex="Times New Roman1"/>
    </style:style>
    <style:style style:name="T18" style:family="text">
      <style:text-properties fo:color="#0000ff" loext:opacity="100%" style:font-name="times new roman" style:text-underline-style="none" officeooo:rsid="004d1192" style:text-underline-mode="continuous" style:text-overline-mode="continuous" style:text-line-through-mode="continuous" style:font-name-asian="Times New Roman1" style:font-name-complex="Times New Roman1"/>
    </style:style>
    <style:style style:name="T19" style:family="text">
      <style:text-properties fo:color="#0000ff" loext:opacity="100%" style:font-name="times new roman" style:text-underline-style="none" officeooo:rsid="00131caf" style:font-name-asian="Times New Roman1" style:font-name-complex="Times New Roman1"/>
    </style:style>
    <style:style style:name="T20" style:family="text">
      <style:text-properties fo:color="#0000ff" loext:opacity="100%" style:font-name="times new roman" style:text-underline-style="none" officeooo:rsid="0016126e" style:font-name-asian="Times New Roman1" style:font-name-complex="Times New Roman1"/>
    </style:style>
    <style:style style:name="T21" style:family="text">
      <style:text-properties fo:color="#0000ff" loext:opacity="100%" style:font-name="times new roman" style:text-underline-style="none" officeooo:rsid="00265f20" style:font-name-asian="Times New Roman1" style:font-name-complex="Times New Roman1"/>
    </style:style>
    <style:style style:name="T22" style:family="text">
      <style:text-properties fo:font-weight="bold" style:font-weight-asian="bold" style:font-name-complex="Times New Roman1"/>
    </style:style>
    <style:style style:name="T23" style:family="text">
      <style:text-properties fo:font-weight="bold" officeooo:rsid="00265f20" style:font-weight-asian="bold" style:font-name-complex="Times New Roman1"/>
    </style:style>
    <style:style style:name="T24" style:family="text">
      <style:text-properties fo:font-weight="bold" officeooo:rsid="00525c45" style:font-weight-asian="bold" style:font-name-complex="Times New Roman1"/>
    </style:style>
    <style:style style:name="T25" style:family="text">
      <style:text-properties fo:font-weight="bold" style:text-underline-mode="continuous" style:text-overline-mode="continuous" style:text-line-through-mode="continuous" style:font-weight-asian="bold" style:font-weight-complex="bold"/>
    </style:style>
    <style:style style:name="T26" style:family="text">
      <style:text-properties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27" style:family="text">
      <style:text-properties officeooo:rsid="00265f20"/>
    </style:style>
    <style:style style:name="T28" style:family="text">
      <style:text-properties fo:font-weight="normal" officeooo:rsid="00265f20" style:font-weight-asian="normal" style:font-name-complex="Times New Roman1" style:font-weight-complex="normal"/>
    </style:style>
    <style:style style:name="T29" style:family="text">
      <style:text-properties fo:font-weight="normal" officeooo:rsid="001038c0" style:font-weight-asian="normal" style:font-name-complex="Times New Roman1" style:font-weight-complex="normal"/>
    </style:style>
    <style:style style:name="T30" style:family="text">
      <style:text-properties fo:font-weight="normal" officeooo:rsid="001147f2" style:font-weight-asian="normal" style:font-name-complex="Times New Roman1" style:font-weight-complex="normal"/>
    </style:style>
    <style:style style:name="T31" style:family="text">
      <style:text-properties fo:font-weight="normal" style:font-name-asian="Times New Roman1" style:font-weight-asian="normal" style:font-name-complex="Times New Roman1" style:font-weight-complex="normal"/>
    </style:style>
    <style:style style:name="T32" style:family="text">
      <style:text-properties fo:font-weight="normal" officeooo:rsid="005254a2" style:font-name-asian="Times New Roman1" style:font-weight-asian="normal" style:font-name-complex="Times New Roman1" style:font-weight-complex="normal"/>
    </style:style>
    <style:style style:name="T33" style:family="text">
      <style:text-properties fo:font-weight="normal" officeooo:rsid="00525c45" style:font-name-asian="Times New Roman1" style:font-weight-asian="normal" style:font-name-complex="Times New Roman1" style:font-weight-complex="normal"/>
    </style:style>
    <style:style style:name="T34" style:family="text">
      <style:text-properties fo:font-style="normal" officeooo:rsid="002add04" style:font-style-asian="normal" style:font-style-complex="normal"/>
    </style:style>
    <style:style style:name="T35" style:family="text">
      <style:text-properties fo:font-style="normal" officeooo:rsid="002af343" style:font-style-asian="normal" style:font-style-complex="normal"/>
    </style:style>
    <style:style style:name="T36" style:family="text">
      <style:text-properties fo:font-style="normal" officeooo:rsid="001473ec" style:font-style-asian="normal" style:font-style-complex="normal"/>
    </style:style>
    <style:style style:name="T37" style:family="text">
      <style:text-properties fo:font-style="normal" officeooo:rsid="002e535a" style:font-style-asian="normal" style:font-style-complex="normal"/>
    </style:style>
    <style:style style:name="T38" style:family="text">
      <style:text-properties style:font-name="times new roman"/>
    </style:style>
    <style:style style:name="T39" style:family="text">
      <style:text-properties style:font-name="times new roman" fo:font-size="11pt" fo:language="ru" fo:country="RU" style:text-underline-style="none" style:font-size-asian="11pt" style:font-size-complex="11pt"/>
    </style:style>
    <style:style style:name="T40" style:family="text">
      <style:text-properties style:font-name="times new roman" fo:font-size="11pt" fo:language="ru" fo:country="RU" style:text-underline-style="none" officeooo:rsid="0025481e" style:font-size-asian="11pt" style:font-size-complex="11pt"/>
    </style:style>
    <style:style style:name="T41" style:family="text">
      <style:text-properties style:font-name="times new roman" fo:font-size="11pt" fo:language="ru" fo:country="RU" style:text-underline-style="none" officeooo:rsid="00482f62" style:font-size-asian="11pt" style:font-size-complex="11pt"/>
    </style:style>
    <style:style style:name="T42" style:family="text">
      <style:text-properties style:font-name="times new roman" fo:font-size="11pt" fo:language="ru" fo:country="RU" style:text-underline-style="none" officeooo:rsid="0025481e" style:font-name-asian="Times New Roman1" style:font-size-asian="11pt" style:font-name-complex="Times New Roman1" style:font-size-complex="11pt"/>
    </style:style>
    <style:style style:name="T43" style:family="text">
      <style:text-properties style:font-name="times new roman" fo:font-size="11pt" fo:language="ru" fo:country="RU" style:text-underline-style="none" officeooo:rsid="00511f1f" style:font-name-asian="Times New Roman1" style:font-size-asian="11pt" style:font-name-complex="Times New Roman1" style:font-size-complex="11pt"/>
    </style:style>
    <style:style style:name="T44" style:family="text">
      <style:text-properties style:font-name="times new roman" fo:font-size="11pt" style:text-underline-style="none" fo:font-weight="bold" style:text-underline-mode="continuous" style:text-overline-mode="continuous" style:text-line-through-mode="continuous" style:font-name-asian="Times New Roman1" style:font-size-asian="11pt" style:font-weight-asian="bold" style:font-name-complex="Times New Roman1" style:font-size-complex="11pt" style:font-weight-complex="bold"/>
    </style:style>
    <style:style style:name="T45" style:family="text">
      <style:text-properties style:font-name="times new roman" fo:font-size="11pt" style:text-underline-style="none" fo:font-weight="bold" officeooo:rsid="001038c0" style:text-underline-mode="continuous" style:text-overline-mode="continuous" style:text-line-through-mode="continuous" style:font-name-asian="Times New Roman1" style:font-size-asian="11pt" style:font-weight-asian="bold" style:font-name-complex="Times New Roman1" style:font-size-complex="11pt" style:font-weight-complex="bold"/>
    </style:style>
    <style:style style:name="T46" style:family="text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47" style:family="text">
      <style:text-properties style:font-name="times new roman" fo:font-size="11pt" style:text-underline-style="none" fo:font-weight="bold" officeooo:rsid="00391fb8" style:font-size-asian="11pt" style:font-weight-asian="bold" style:font-size-complex="11pt" style:font-weight-complex="bold"/>
    </style:style>
    <style:style style:name="T48" style:family="text">
      <style:text-properties style:font-name="times new roman" fo:font-size="11pt" style:text-underline-style="none" style:font-size-asian="11pt" style:font-size-complex="11pt"/>
    </style:style>
    <style:style style:name="T49" style:family="text">
      <style:text-properties style:font-name="times new roman" fo:font-size="11pt" style:text-underline-style="none" officeooo:rsid="001f8d2c" style:font-size-asian="11pt" style:font-size-complex="11pt"/>
    </style:style>
    <style:style style:name="T50" style:family="text">
      <style:text-properties style:font-name="times new roman" style:text-underline-style="none"/>
    </style:style>
    <style:style style:name="T51" style:family="text">
      <style:text-properties style:font-name="times new roman" style:text-underline-style="none" fo:font-weight="bold" style:font-name-asian="Times New Roman1" style:font-weight-asian="bold" style:font-name-complex="Times New Roman1" style:font-weight-complex="bold"/>
    </style:style>
    <style:style style:name="T52" style:family="text">
      <style:text-properties style:font-name="times new roman" style:text-underline-style="none" fo:font-weight="bold" officeooo:rsid="00235f3c" style:font-name-asian="Times New Roman1" style:font-weight-asian="bold" style:font-name-complex="Times New Roman1" style:font-weight-complex="bold"/>
    </style:style>
    <style:style style:name="T53" style:family="text">
      <style:text-properties style:font-name="times new roman" style:text-underline-style="none" fo:font-weight="bold" officeooo:rsid="001b1787" style:font-name-asian="Times New Roman1" style:font-weight-asian="bold" style:font-name-complex="Times New Roman1" style:font-weight-complex="bold"/>
    </style:style>
    <style:style style:name="T54" style:family="text">
      <style:text-properties style:font-name="times new roman" style:text-underline-style="none" fo:font-weight="bold" officeooo:rsid="001038c0" style:font-name-asian="Times New Roman1" style:font-weight-asian="bold" style:font-name-complex="Times New Roman1" style:font-weight-complex="bold"/>
    </style:style>
    <style:style style:name="T55" style:family="text">
      <style:text-properties style:font-name="times new roman" style:text-underline-style="none" fo:font-weight="bold" officeooo:rsid="00280d96" style:font-name-asian="Times New Roman1" style:font-weight-asian="bold" style:font-name-complex="Times New Roman1" style:font-weight-complex="bold"/>
    </style:style>
    <style:style style:name="T56" style:family="text">
      <style:text-properties style:font-name="times new roman" style:text-underline-style="none" fo:font-weight="bold" officeooo:rsid="0042adb0" style:font-name-asian="Times New Roman1" style:font-weight-asian="bold" style:font-name-complex="Times New Roman1" style:font-weight-complex="bold"/>
    </style:style>
    <style:style style:name="T57" style:family="text">
      <style:text-properties style:font-name="times new roman" style:text-underline-style="none" fo:font-weight="bold" officeooo:rsid="00265f20" style:font-name-asian="Times New Roman1" style:font-weight-asian="bold" style:font-name-complex="Times New Roman1" style:font-weight-complex="bold"/>
    </style:style>
    <style:style style:name="T58" style:family="text">
      <style:text-properties style:font-name="times new roman" style:text-underline-style="none" fo:font-weight="bold" officeooo:rsid="005073a1" style:font-name-asian="Times New Roman1" style:font-weight-asian="bold" style:font-name-complex="Times New Roman1" style:font-weight-complex="bold"/>
    </style:style>
    <style:style style:name="T59" style:family="text">
      <style:text-properties style:font-name="times new roman" style:text-underline-style="none" fo:font-weight="bold" officeooo:rsid="001473ec" style:font-name-asian="Times New Roman1" style:font-weight-asian="bold" style:font-weight-complex="bold"/>
    </style:style>
    <style:style style:name="T60" style:family="text">
      <style:text-properties style:font-name="times new roman" style:text-underline-style="none" fo:font-weight="bold" officeooo:rsid="001038c0" style:font-name-asian="Times New Roman1" style:font-weight-asian="bold" style:font-weight-complex="bold"/>
    </style:style>
    <style:style style:name="T61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62" style:family="text">
      <style:text-properties style:font-name="times new roman" style:text-underline-style="none" fo:font-weight="bold" officeooo:rsid="00280d96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63" style:family="text">
      <style:text-properties style:font-name="times new roman" style:text-underline-style="none" fo:font-weight="bold" officeooo:rsid="002e535a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64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65" style:family="text"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66" style:family="text">
      <style:text-properties style:font-name="times new roman"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67" style:family="text">
      <style:text-properties style:font-name="times new roman" style:text-underline-style="none" fo:font-weight="bold" officeooo:rsid="005073a1" style:text-underline-mode="continuous" style:text-overline-mode="continuous" style:text-line-through-mode="continuous" style:font-weight-asian="bold" style:font-weight-complex="bold"/>
    </style:style>
    <style:style style:name="T68" style:family="text">
      <style:text-properties style:font-name="times new roman" style:text-underline-style="none" fo:font-weight="bold" style:font-weight-asian="bold" style:font-weight-complex="bold"/>
    </style:style>
    <style:style style:name="T69" style:family="text">
      <style:text-properties style:font-name="times new roman" style:text-underline-style="none" officeooo:rsid="00280d96" style:font-name-asian="Times New Roman1"/>
    </style:style>
    <style:style style:name="T70" style:family="text">
      <style:text-properties style:font-name="times new roman" style:text-underline-style="none" officeooo:rsid="002e535a" style:font-name-asian="Times New Roman1"/>
    </style:style>
    <style:style style:name="T71" style:family="text">
      <style:text-properties style:font-name="times new roman" style:text-underline-style="none" style:font-name-asian="Times New Roman1" style:font-name-complex="Times New Roman1"/>
    </style:style>
    <style:style style:name="T72" style:family="text">
      <style:text-properties style:font-name="times new roman" style:text-underline-style="none" officeooo:rsid="00265f20" style:font-name-asian="Times New Roman1" style:font-name-complex="Times New Roman1"/>
    </style:style>
    <style:style style:name="T73" style:family="text">
      <style:text-properties style:font-name="times new roman" style:text-underline-style="none" officeooo:rsid="000ed97d" style:font-name-asian="Times New Roman1" style:font-name-complex="Times New Roman1"/>
    </style:style>
    <style:style style:name="T74" style:family="text">
      <style:text-properties style:font-name="times new roman" style:text-underline-style="none" officeooo:rsid="00391fb8" style:font-name-asian="Times New Roman1" style:font-name-complex="Times New Roman1"/>
    </style:style>
    <style:style style:name="T75" style:family="text">
      <style:text-properties style:font-name="times new roman" style:text-underline-style="none" officeooo:rsid="002e535a" style:font-name-asian="Times New Roman1" style:font-name-complex="Times New Roman1"/>
    </style:style>
    <style:style style:name="T76" style:family="text">
      <style:text-properties style:font-name="times new roman" style:text-underline-style="none" officeooo:rsid="00280d96" style:font-name-asian="Times New Roman1" style:font-name-complex="Times New Roman1"/>
    </style:style>
    <style:style style:name="T77" style:family="text">
      <style:text-properties style:font-name="times new roman" style:text-underline-style="none" officeooo:rsid="00265f20"/>
    </style:style>
    <style:style style:name="T78" style:family="text">
      <style:text-properties style:font-name="times new roman" style:text-underline-style="none" fo:font-weight="normal" officeooo:rsid="00265f20" style:font-name-asian="Times New Roman1" style:font-weight-asian="normal" style:font-name-complex="Times New Roman1" style:font-weight-complex="normal"/>
    </style:style>
    <style:style style:name="T79" style:family="text">
      <style:text-properties style:font-name="times new roman" style:text-underline-style="none" fo:font-weight="normal" officeooo:rsid="001473ec" style:font-name-asian="Times New Roman1" style:font-weight-asian="normal" style:font-name-complex="Times New Roman1" style:font-weight-complex="normal"/>
    </style:style>
    <style:style style:name="T80" style:family="text">
      <style:text-properties style:font-name="times new roman" style:text-underline-style="none" officeooo:rsid="002af343"/>
    </style:style>
    <style:style style:name="T81" style:family="text">
      <style:text-properties style:font-name="times new roman" style:text-underline-style="none" officeooo:rsid="003041f8"/>
    </style:style>
    <style:style style:name="T82" style:family="text">
      <style:text-properties style:font-name="times new roman" style:text-underline-style="none" officeooo:rsid="00511f1f"/>
    </style:style>
    <style:style style:name="T83" style:family="text">
      <style:text-properties style:font-name="times new roman" style:text-underline-style="none" officeooo:rsid="005443ab"/>
    </style:style>
    <style:style style:name="T84" style:family="text">
      <style:text-properties style:font-name="times new roman" fo:font-style="normal" style:text-underline-style="none" style:font-name-asian="Times New Roman1" style:font-style-asian="normal" style:font-name-complex="Times New Roman1" style:font-style-complex="normal"/>
    </style:style>
    <style:style style:name="T85" style:family="text">
      <style:text-properties style:font-name="times new roman" fo:font-style="normal" style:text-underline-style="none" officeooo:rsid="00280d96" style:font-name-asian="Times New Roman1" style:font-style-asian="normal" style:font-name-complex="Times New Roman1" style:font-style-complex="normal"/>
    </style:style>
    <style:style style:name="T86" style:family="text">
      <style:text-properties style:font-name="times new roman" fo:font-style="normal" style:text-underline-style="none" officeooo:rsid="00391fb8" style:font-name-asian="Times New Roman1" style:font-style-asian="normal" style:font-name-complex="Times New Roman1" style:font-style-complex="normal"/>
    </style:style>
    <style:style style:name="T87" style:family="text">
      <style:text-properties officeooo:rsid="00280d96" style:font-name-complex="Times New Roman1"/>
    </style:style>
    <style:style style:name="T88" style:family="text">
      <style:text-properties officeooo:rsid="003786ff" style:font-name-complex="Times New Roman1"/>
    </style:style>
    <style:style style:name="T89" style:family="text">
      <style:text-properties officeooo:rsid="003ba753" style:font-name-complex="Times New Roman1"/>
    </style:style>
    <style:style style:name="T90" style:family="text">
      <style:text-properties officeooo:rsid="0042adb0" style:font-name-complex="Times New Roman1"/>
    </style:style>
    <style:style style:name="T91" style:family="text">
      <style:text-properties officeooo:rsid="0043c05d" style:font-name-complex="Times New Roman1"/>
    </style:style>
    <style:style style:name="T92" style:family="text">
      <style:text-properties officeooo:rsid="003d60fc" style:font-name-complex="Times New Roman1"/>
    </style:style>
    <style:style style:name="T93" style:family="text">
      <style:text-properties officeooo:rsid="001b1787" style:font-name-complex="Times New Roman1"/>
    </style:style>
    <style:style style:name="T94" style:family="text">
      <style:text-properties officeooo:rsid="00405b82" style:font-name-complex="Times New Roman1"/>
    </style:style>
    <style:style style:name="T95" style:family="text">
      <style:text-properties officeooo:rsid="00406b40" style:font-name-complex="Times New Roman1"/>
    </style:style>
    <style:style style:name="T96" style:family="text">
      <style:text-properties officeooo:rsid="0041f417" style:font-name-complex="Times New Roman1"/>
    </style:style>
    <style:style style:name="T97" style:family="text">
      <style:text-properties officeooo:rsid="00383e9a" style:font-name-complex="Times New Roman1"/>
    </style:style>
    <style:style style:name="T98" style:family="text">
      <style:text-properties officeooo:rsid="002e535a" style:font-name-complex="Times New Roman1"/>
    </style:style>
    <style:style style:name="T99" style:family="text">
      <style:text-properties officeooo:rsid="0054bfbe" style:font-name-complex="Times New Roman1"/>
    </style:style>
    <style:style style:name="T100" style:family="text">
      <style:text-properties officeooo:rsid="005254a2" style:font-name-complex="Times New Roman1"/>
    </style:style>
    <style:style style:name="T101" style:family="text">
      <style:text-properties officeooo:rsid="00566070" style:font-name-complex="Times New Roman1"/>
    </style:style>
    <style:style style:name="T102" style:family="text">
      <style:text-properties officeooo:rsid="00511f1f" style:font-name-complex="Times New Roman1"/>
    </style:style>
    <style:style style:name="T103" style:family="text">
      <style:text-properties officeooo:rsid="00449bc0"/>
    </style:style>
    <style:style style:name="T104" style:family="text">
      <style:text-properties style:text-underline-style="none" fo:font-weight="bold" style:font-weight-asian="bold" style:font-weight-complex="bold"/>
    </style:style>
    <style:style style:name="T105" style:family="text">
      <style:text-properties officeooo:rsid="005254a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Yury Badalyants</text:p>
      <text:p text:style-name="P3"><text:span text:style-name="Основной_20_шрифт_20_абзаца"><text:span text:style-name="T43">Auckland</text:span></text:span><text:span text:style-name="Основной_20_шрифт_20_абзаца"><text:span text:style-name="T42">, </text:span></text:span><text:span text:style-name="Основной_20_шрифт_20_абзаца"><text:span text:style-name="T43">New Zealand</text:span></text:span><text:span text:style-name="Основной_20_шрифт_20_абзаца"><text:span text:style-name="T39"> • 11.07.1989 • </text:span></text:span><text:a xlink:type="simple" xlink:href="mailto:lmnet89@gmail.com" text:style-name="Internet_20_link" text:visited-style-name="Visited_20_Internet_20_Link"><text:span text:style-name="Основной_20_шрифт_20_абзаца"><text:span text:style-name="T41">lmnet89@gmail.com</text:span></text:span></text:a><text:span text:style-name="T38"> </text:span><text:span text:style-name="Основной_20_шрифт_20_абзаца"><text:span text:style-name="T48">• </text:span></text:span><text:a xlink:type="simple" xlink:href="https://github.com/LMnet" text:style-name="Internet_20_link" text:visited-style-name="Visited_20_Internet_20_Link"><text:span text:style-name="Основной_20_шрифт_20_абзаца"><text:span text:style-name="T50">Github</text:span></text:span></text:a><text:span text:style-name="Основной_20_шрифт_20_абзаца"><text:span text:style-name="T15"> </text:span></text:span><text:span text:style-name="Основной_20_шрифт_20_абзаца"><text:span text:style-name="T48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49">Linkedin</text:span></text:span></text:a><text:span text:style-name="Основной_20_шрифт_20_абзаца"><text:span text:style-name="T48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49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Nov 2022</text:p>
            <text:p text:style-name="P6">present</text:p>
          </table:table-cell>
          <table:table-cell table:style-name="Table1.A1" office:value-type="string">
            <text:p text:style-name="P49"><text:a xlink:type="simple" xlink:href="https://www.parrotanalytics.com/" text:style-name="Internet_20_link" text:visited-style-name="Visited_20_Internet_20_Link"><text:span text:style-name="Основной_20_шрифт_20_абзаца"><text:span text:style-name="T51">Parrot Analytics</text:span></text:span></text:a><text:span text:style-name="T104">. <text:s/></text:span><text:span text:style-name="Основной_20_шрифт_20_абзаца"><text:span text:style-name="T53">Senior </text:span></text:span><text:span text:style-name="Основной_20_шрифт_20_абзаца"><text:span text:style-name="T51">Software Engineer.</text:span></text:span></text:p>
            <text:p text:style-name="P46"><text:span text:style-name="Основной_20_шрифт_20_абзаца"><text:span text:style-name="T31">Combination of backend development (java) and data engineering (scala, python). Backends </text:span></text:span><text:span text:style-name="Основной_20_шрифт_20_абзаца"><text:span text:style-name="T32">were mostly scrappers </text:span></text:span><text:span text:style-name="Основной_20_шрифт_20_абзаца"><text:span text:style-name="T33">for sites like </text:span></text:span><text:span text:style-name="Основной_20_шрифт_20_абзаца"><text:span text:style-name="T32">youtube, tumblr, </text:span></text:span><text:span text:style-name="Основной_20_шрифт_20_абзаца"><text:span text:style-name="T33">wiki, tumblr, </text:span></text:span><text:span text:style-name="Основной_20_шрифт_20_абзаца"><text:span text:style-name="T32">etc. </text:span></text:span><text:span text:style-name="Основной_20_шрифт_20_абзаца"><text:span text:style-name="T33">Mainly</text:span></text:span><text:span text:style-name="Основной_20_шрифт_20_абзаца"><text:span text:style-name="T32"> worked as a data engineer: Spark, Airflow, Redshift, MySQL. Everything was in AWS: S3, RDS, EMR, Dynamo, OpenSearch, Kinesis, etc. Introduced, advocated and implemented migration to a monorepo.</text:span></text:span></text:p>
          </table:table-cell>
        </table:table-row>
        <table:table-row>
          <table:table-cell table:style-name="Table1.A2" office:value-type="string">
            <text:p text:style-name="P8"><text:span text:style-name="T27">Oct</text:span> 2016</text:p>
            <text:p text:style-name="P20"><text:span text:style-name="Основной_20_шрифт_20_абзаца"><text:span text:style-name="T82">Nov 2022</text:span></text:span></text:p>
          </table:table-cell>
          <table:table-cell table:style-name="Table1.A2" office:value-type="string">
            <text:p text:style-name="P51"><text:a xlink:type="simple" xlink:href="https://2gis.ru/" text:style-name="Internet_20_link" text:visited-style-name="Visited_20_Internet_20_Link"><text:span text:style-name="Основной_20_шрифт_20_абзаца"><text:span text:style-name="T52">2</text:span></text:span></text:a><text:a xlink:type="simple" xlink:href="https://2gis.ru/" text:style-name="Internet_20_link" text:visited-style-name="Visited_20_Internet_20_Link"><text:span text:style-name="Основной_20_шрифт_20_абзаца"><text:span text:style-name="T56">gis</text:span></text:span></text:a><text:span text:style-name="Основной_20_шрифт_20_абзаца"><text:span text:style-name="T59">. </text:span></text:span><text:span text:style-name="Основной_20_шрифт_20_абзаца"><text:span text:style-name="T53">Senior → Lead </text:span></text:span><text:span text:style-name="Основной_20_шрифт_20_абзаца"><text:span text:style-name="T58">Software Engineer</text:span></text:span><text:span text:style-name="Основной_20_шрифт_20_абзаца"><text:span text:style-name="T68">.</text:span></text:span></text:p>
            <text:p text:style-name="P48"><text:span text:style-name="T89">The main </text:span><text:span text:style-name="T91">product </text:span><text:span text:style-name="T90">of </text:span><text:span text:style-name="T91">the </text:span><text:span text:style-name="T90">2gis is</text:span><text:span text:style-name="T89"> online maps. I</text:span><text:span text:style-name="T90"> </text:span><text:span text:style-name="T89">w</text:span><text:span text:style-name="T87">orked in 2 </text:span><text:span text:style-name="T88">teams</text:span><text:span text:style-name="T89">:</text:span></text:p>
            <text:p text:style-name="P45"><text:span text:style-name="T99">1. </text:span><text:span text:style-name="T89">Ads + big data team. Mostly worked on a HTTP backend for serving personalized ads. </text:span><text:span text:style-name="T92">Also </text:span><text:span text:style-name="T91">I </text:span><text:span text:style-name="T92">c</text:span><text:span text:style-name="T89">reated a kafka-to-hdfs connector with the exactly-once delivery semantic using akka-streams. Occasionally</text:span><text:span text:style-name="T92"> </text:span><text:span text:style-name="T89">worked with a spark. </text:span><text:span text:style-name="T87">Tech</text:span><text:span text:style-name="T100">ologies</text:span><text:span text:style-name="T89">: A</text:span><text:span text:style-name="T93">kka,</text:span><text:span text:style-name="T89"> Kafka, Spark, Hadoop.</text:span></text:p>
            <text:p text:style-name="P45"><text:span text:style-name="T99">2. </text:span><text:span text:style-name="T101">The t</text:span><text:span text:style-name="T89">eam </text:span><text:span text:style-name="T102">focused on</text:span><text:span text:style-name="T89"> </text:span><text:span text:style-name="T102">displaying</text:span><text:span text:style-name="T89"> products (goods) on the map </text:span><text:span text:style-name="T94">(since Nov 2018). </text:span><text:span text:style-name="T95">Participated in an architecture design of a whole new project from the start. Did a massive impact on a system in general, as well as designed and implemented a few crucial components. </text:span></text:p>
            <text:list xml:id="list1978291830" text:style-name="L1">
              <text:list-header>
                <text:p text:style-name="P44"><text:span text:style-name="T95">The system was designed as a group of microservices, which are mostly streaming services based on Kafka. Some of them </text:span><text:span text:style-name="T91">were</text:span><text:span text:style-name="T95"> built with the kafka-streams. But most of the scala services </text:span><text:span text:style-name="T91">were</text:span><text:span text:style-name="T95"> written in a purely functional manner using Typelevel libraries: cats, cats-effect </text:span><text:span text:style-name="T96">(with the tagless-final)</text:span><text:span text:style-name="T95">, fs2, fs2-kafka, doobie, etc.</text:span></text:p>
                <text:p text:style-name="P38">Also, I used RabbitMQ, PostgreSQL, RocksDB, and ElasticSearch for different tasks.</text:p>
                <text:p text:style-name="P44"><text:span text:style-name="T94">Eventually, </text:span><text:span text:style-name="T96">I’</text:span><text:span text:style-name="T101">ve</text:span><text:span text:style-name="T96"> </text:span><text:span text:style-name="T94">bec</text:span><text:span text:style-name="T96">ome </text:span><text:span text:style-name="T94">a lead developer: </text:span><text:span text:style-name="T87">partially </text:span><text:span text:style-name="T97">team</text:span><text:span text:style-name="T87"> management (resource planning, product planning, project management), </text:span><text:span text:style-name="T95">hiring, </text:span><text:span text:style-name="T87">mentoring (including internal </text:span><text:span text:style-name="T98">s</text:span><text:span text:style-name="T87">cala courses).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13"><text:span text:style-name="T28">Jun</text:span><text:span text:style-name="T29"> 201</text:span><text:span text:style-name="T30">5</text:span></text:p>
            <text:p text:style-name="P24"><text:span text:style-name="Основной_20_шрифт_20_абзаца"><text:span text:style-name="T78">Oct</text:span></text:span><text:span text:style-name="Основной_20_шрифт_20_абзаца"><text:span text:style-name="T79"> 2016</text:span></text:span></text:p>
          </table:table-cell>
          <table:table-cell table:style-name="Table1.A2" office:value-type="string">
            <text:p text:style-name="P33"><text:span text:style-name="Основной_20_шрифт_20_абзаца"><text:span text:style-name="T54">Datamonsters (</text:span></text:span><text:span text:style-name="Основной_20_шрифт_20_абзаца"><text:span text:style-name="T55">formerly</text:span></text:span><text:span text:style-name="Основной_20_шрифт_20_абзаца"><text:span text:style-name="T54"> Flexis, iDecide). </text:span></text:span><text:span text:style-name="Основной_20_шрифт_20_абзаца"><text:span text:style-name="T58">Software Engineer</text:span></text:span><text:span text:style-name="Основной_20_шрифт_20_абзаца"><text:span text:style-name="T54">.</text:span></text:span></text:p>
            <text:p text:style-name="P51"><text:span text:style-name="Основной_20_шрифт_20_абзаца"><text:span text:style-name="T69">Participated in a few project</text:span></text:span><text:span text:style-name="Основной_20_шрифт_20_абзаца"><text:span text:style-name="T70">s</text:span></text:span><text:span text:style-name="Основной_20_шрифт_20_абзаца"><text:span text:style-name="T69">. Mostly worked on a mobile messenger. It was </text:span></text:span><text:span text:style-name="Основной_20_шрифт_20_абзаца"><text:span text:style-name="T70">a </text:span></text:span><text:span text:style-name="Основной_20_шрифт_20_абзаца"><text:span text:style-name="T69">full-stack scala development: scala on </text:span></text:span><text:span text:style-name="Основной_20_шрифт_20_абзаца"><text:span text:style-name="T70">the</text:span></text:span><text:span text:style-name="Основной_20_шрифт_20_абзаца"><text:span text:style-name="T69"> backend, scala.js (through </text:span></text:span><text:span text:style-name="Основной_20_шрифт_20_абзаца"><text:span text:style-name="T70">c</text:span></text:span><text:span text:style-name="Основной_20_шрифт_20_абзаца"><text:span text:style-name="T69">ordova) on </text:span></text:span><text:span text:style-name="Основной_20_шрифт_20_абзаца"><text:span text:style-name="T70">the</text:span></text:span><text:span text:style-name="Основной_20_шрифт_20_абзаца"><text:span text:style-name="T69"> frontend. <text:line-break/>Techs: </text:span></text:span><text:span text:style-name="Основной_20_шрифт_20_абзаца"><text:span text:style-name="T70">S</text:span></text:span><text:span text:style-name="Основной_20_шрифт_20_абзаца"><text:span text:style-name="T69">cala, </text:span></text:span><text:span text:style-name="Основной_20_шрифт_20_абзаца"><text:span text:style-name="T70">S</text:span></text:span><text:span text:style-name="Основной_20_шрифт_20_абзаца"><text:span text:style-name="T69">cala.js, </text:span></text:span><text:span text:style-name="Основной_20_шрифт_20_абзаца"><text:span text:style-name="T70">C</text:span></text:span><text:span text:style-name="Основной_20_шрифт_20_абзаца"><text:span text:style-name="T69">ordova, </text:span></text:span><text:span text:style-name="Основной_20_шрифт_20_абзаца"><text:span text:style-name="T70">A</text:span></text:span><text:span text:style-name="Основной_20_шрифт_20_абзаца"><text:span text:style-name="T69">kka, </text:span></text:span><text:span text:style-name="Основной_20_шрифт_20_абзаца"><text:span text:style-name="T70">P</text:span></text:span><text:span text:style-name="Основной_20_шрифт_20_абзаца"><text:span text:style-name="T69">lay, </text:span></text:span><text:span text:style-name="Основной_20_шрифт_20_абзаца"><text:span text:style-name="T70">R</text:span></text:span><text:span text:style-name="Основной_20_шрифт_20_абзаца"><text:span text:style-name="T69">ethinkDB</text:span></text:span></text:p>
          </table:table-cell>
        </table:table-row>
        <table:table-row>
          <table:table-cell table:style-name="Table1.A1" office:value-type="string">
            <text:p text:style-name="P54"><text:span text:style-name="Основной_20_шрифт_20_абзаца"><text:span text:style-name="T72">Oct</text:span></text:span><text:span text:style-name="Основной_20_шрифт_20_абзаца"><text:span text:style-name="T71"> 2014</text:span></text:span></text:p>
            <text:p text:style-name="P56"><text:span text:style-name="Основной_20_шрифт_20_абзаца"><text:span text:style-name="T72">Jun </text:span></text:span><text:span text:style-name="Основной_20_шрифт_20_абзаца"><text:span text:style-name="T73">2015</text:span></text:span></text:p>
          </table:table-cell>
          <table:table-cell table:style-name="Table1.A1" office:value-type="string">
            <text:p text:style-name="P27"><text:a xlink:type="simple" xlink:href="https://www.xored.com/" text:style-name="Internet_20_link" text:visited-style-name="Visited_20_Internet_20_Link"><text:span text:style-name="Основной_20_шрифт_20_абзаца"><text:span text:style-name="T47">Xo</text:span></text:span></text:a><text:a xlink:type="simple" xlink:href="https://www.xored.com/" text:style-name="Internet_20_link" text:visited-style-name="Visited_20_Internet_20_Link"><text:span text:style-name="Основной_20_шрифт_20_абзаца"><text:span text:style-name="T46">red Software Inc</text:span></text:span></text:a><text:span text:style-name="Основной_20_шрифт_20_абзаца"><text:span text:style-name="T44">. Software Engineer.</text:span></text:span></text:p>
            <text:p text:style-name="P28"><text:span text:style-name="Основной_20_шрифт_20_абзаца"><text:span text:style-name="T85">Worked on the </text:span></text:span><text:span text:style-name="Основной_20_шрифт_20_абзаца"><text:span text:style-name="T84">Cisco XMP Topology: </text:span></text:span><text:span text:style-name="Основной_20_шрифт_20_абзаца"><text:span text:style-name="T86">i</text:span></text:span><text:span text:style-name="Основной_20_шрифт_20_абзаца"><text:span text:style-name="T84">t’s a network topology visualization project. </text:span></text:span></text:p>
            <text:p text:style-name="P28"><text:span text:style-name="Основной_20_шрифт_20_абзаца"><text:span text:style-name="T71">Backend: Java, Spring, Hibernate. Frontend: </text:span></text:span><text:span text:style-name="Основной_20_шрифт_20_абзаца"><text:span text:style-name="T74">JavaScript</text:span></text:span><text:span text:style-name="Основной_20_шрифт_20_абзаца"><text:span text:style-name="T75">, D</text:span></text:span><text:span text:style-name="Основной_20_шрифт_20_абзаца"><text:span text:style-name="T71">ojo, TomSawyer, </text:span></text:span><text:span text:style-name="Основной_20_шрифт_20_абзаца"><text:span text:style-name="T76">mx</text:span></text:span><text:span text:style-name="Основной_20_шрифт_20_абзаца"><text:span text:style-name="T75">G</text:span></text:span><text:span text:style-name="Основной_20_шрифт_20_абзаца"><text:span text:style-name="T76">raph</text:span></text:span><text:span text:style-name="Основной_20_шрифт_20_абзаца"><text:span text:style-name="T71">.</text:span></text:span></text:p>
          </table:table-cell>
        </table:table-row>
        <table:table-row>
          <table:table-cell table:style-name="Table1.A2" office:value-type="string">
            <text:p text:style-name="P24"><text:span text:style-name="Основной_20_шрифт_20_абзаца"><text:span text:style-name="T72">Apr</text:span></text:span><text:span text:style-name="Основной_20_шрифт_20_абзаца"><text:span text:style-name="T71"> 2013<text:line-break/></text:span></text:span><text:span text:style-name="Основной_20_шрифт_20_абзаца"><text:span text:style-name="T72">Sep</text:span></text:span><text:span text:style-name="Основной_20_шрифт_20_абзаца"><text:span text:style-name="T71"> 2014</text:span></text:span></text:p>
          </table:table-cell>
          <table:table-cell table:style-name="Table1.A2" office:value-type="string">
            <text:p text:style-name="P33"><text:span text:style-name="Основной_20_шрифт_20_абзаца"><text:span text:style-name="T61">Pin</text:span></text:span><text:span text:style-name="Основной_20_шрифт_20_абзаца"><text:span text:style-name="T63">P</text:span></text:span><text:span text:style-name="Основной_20_шрифт_20_абзаца"><text:span text:style-name="T61">ay express. </text:span></text:span><text:span text:style-name="Основной_20_шрифт_20_абзаца"><text:span text:style-name="T62">Developer</text:span></text:span><text:span text:style-name="Основной_20_шрифт_20_абзаца"><text:span text:style-name="T61"> </text:span></text:span><text:span text:style-name="Основной_20_шрифт_20_абзаца"><text:span text:style-name="T64">→</text:span></text:span><text:span text:style-name="Основной_20_шрифт_20_абзаца"><text:span text:style-name="T61"> Team Lead.</text:span></text:span></text:p>
            <text:p text:style-name="P16"><text:span text:style-name="T34">Worked on 2 projects (</text:span><text:span text:style-name="T35">~</text:span><text:span text:style-name="T34">50/50):</text:span></text:p>
            <text:p text:style-name="P16"><text:span text:style-name="T34">1. </text:span><text:span text:style-name="T37">JavaScript</text:span><text:span text:style-name="T35">-</text:span><text:span text:style-name="T34">based </text:span><text:span text:style-name="T35">(webkit)</text:span><text:span text:style-name="T34"> </text:span><text:span text:style-name="T36">GUI </text:span><text:span text:style-name="T34">of the ATM (which was mostly </text:span><text:span text:style-name="T37">a </text:span><text:span text:style-name="T34">C++ </text:span><text:span text:style-name="T35">Qt </text:span><text:span text:style-name="T34">project)</text:span><text:span text:style-name="T36">.</text:span></text:p>
            <text:p text:style-name="P19">2. Java EE processing backend. Techs: Java, Spring, Hibernate, OracleDB.</text:p>
            <text:p text:style-name="P19">At some point I became a team leader: project management, architecture, mentoring. <text:span text:style-name="T105">I</text:span>ntroduced a continuous integration pipeline (using Jenkins), SVN to git <text:span text:style-name="T105">migration</text:span>, massively improved documentation processes.</text:p>
          </table:table-cell>
        </table:table-row>
        <table:table-row>
          <table:table-cell table:style-name="Table1.A1" office:value-type="string">
            <text:p text:style-name="P24"><text:span text:style-name="Основной_20_шрифт_20_абзаца"><text:span text:style-name="T77">Apr</text:span></text:span><text:span text:style-name="Основной_20_шрифт_20_абзаца"><text:span text:style-name="T50"> 2013<text:line-break/></text:span></text:span><text:span text:style-name="Основной_20_шрифт_20_абзаца"><text:span text:style-name="T77">Jul</text:span></text:span><text:span text:style-name="Основной_20_шрифт_20_абзаца"><text:span text:style-name="T50"> 2013</text:span></text:span></text:p>
          </table:table-cell>
          <table:table-cell table:style-name="Table1.A1" office:value-type="string">
            <text:p text:style-name="P33"><text:a xlink:type="simple" xlink:href="https://diasoft.com/" text:style-name="Internet_20_link" text:visited-style-name="Visited_20_Internet_20_Link"><text:span text:style-name="T66">Diasoft</text:span></text:a><text:span text:style-name="T65">. Java </text:span><text:span text:style-name="T67">d</text:span><text:span text:style-name="T66">eveloper</text:span><text:span text:style-name="T65">.</text:span></text:p>
            <text:p text:style-name="P33"><text:span text:style-name="Основной_20_шрифт_20_абзаца"><text:span text:style-name="T80">Java fintech</text:span></text:span><text:span text:style-name="T50">: Java EE, SOAP, Oracle</text:span><text:span text:style-name="T80">DB</text:span><text:span text:style-name="T50">, MsSQL, DB2, Sybase.</text:span></text:p>
          </table:table-cell>
        </table:table-row>
        <table:table-row>
          <table:table-cell table:style-name="Table1.A1" office:value-type="string">
            <text:p text:style-name="P24"><text:span text:style-name="Основной_20_шрифт_20_абзаца"><text:span text:style-name="T77">Feb</text:span></text:span><text:span text:style-name="Основной_20_шрифт_20_абзаца"><text:span text:style-name="T50"> 2012<text:line-break/></text:span></text:span><text:span text:style-name="Основной_20_шрифт_20_абзаца"><text:span text:style-name="T77">Mar</text:span></text:span><text:span text:style-name="Основной_20_шрифт_20_абзаца"><text:span text:style-name="T50"> 2013</text:span></text:span></text:p>
          </table:table-cell>
          <table:table-cell table:style-name="Table1.A1" office:value-type="string">
            <text:p text:style-name="P16"><text:span text:style-name="T26">Saitostroy</text:span><text:span text:style-name="T25">.</text:span><text:span text:style-name="T26">Web-developer</text:span></text:p>
            <text:p text:style-name="P10">Small web-studio: LAMP stack, HTML, JavaScript.</text:p>
          </table:table-cell>
        </table:table-row>
        <table:table-row>
          <table:table-cell table:style-name="Table1.A1" office:value-type="string">
            <text:p text:style-name="P13"><text:span text:style-name="T24">Edu.</text:span><text:span text:style-name="T22">:</text:span></text:p>
          </table:table-cell>
          <table:table-cell table:style-name="Table1.A1" office:value-type="string">
            <text:p text:style-name="P33"><text:a xlink:type="simple" xlink:href="https://en.nstu.ru/" text:style-name="Internet_20_link" text:visited-style-name="Visited_20_Internet_20_Link"><text:span text:style-name="Основной_20_шрифт_20_абзаца"><text:span text:style-name="T57">NSTU</text:span></text:span></text:a><text:span text:style-name="Основной_20_шрифт_20_абзаца"><text:span text:style-name="T71">; </text:span></text:span><text:bookmark text:name="pagetitle"/><text:span text:style-name="Основной_20_шрифт_20_абзаца"><text:span text:style-name="T50">Radio Engineering and Electronics </text:span></text:span><text:span text:style-name="Основной_20_шрифт_20_абзаца"><text:span text:style-name="T83">faculty</text:span></text:span><text:span text:style-name="Основной_20_шрифт_20_абзаца"><text:span text:style-name="T71">; </text:span></text:span><text:span text:style-name="Основной_20_шрифт_20_абзаца"><text:span text:style-name="T72">Telecommunications</text:span></text:span><text:span text:style-name="Основной_20_шрифт_20_абзаца"><text:span text:style-name="T71">; </text:span></text:span><text:span text:style-name="Основной_20_шрифт_20_абзаца"><text:span text:style-name="T72">Bachelor</text:span></text:span><text:span text:style-name="Основной_20_шрифт_20_абзаца"><text:span text:style-name="T71">.</text:span></text:span></text:p>
          </table:table-cell>
        </table:table-row>
        <table:table-row>
          <table:table-cell table:style-name="Table1.A2" office:value-type="string">
            <text:p text:style-name="P13"><text:span text:style-name="T23">About me</text:span><text:span text:style-name="T22">:</text:span></text:p>
          </table:table-cell>
          <table:table-cell table:style-name="Table1.A2" office:value-type="string">
            <text:p text:style-name="P33"><text:span text:style-name="Основной_20_шрифт_20_абзаца"><text:span text:style-name="T5">Open-source contributor. </text:span></text:span><text:span text:style-name="Основной_20_шрифт_20_абзаца"><text:span text:style-name="T6">Co-maintaine</text:span></text:span><text:span text:style-name="Основной_20_шрифт_20_абзаца"><text:span text:style-name="T14">d</text:span></text:span><text:span text:style-name="Основной_20_шрифт_20_абзаца"><text:span text:style-name="T5"> testcontainers-scala </text:span></text:span><text:span text:style-name="Основной_20_шрифт_20_абзаца"><text:span text:style-name="T6">and</text:span></text:span><text:span text:style-name="Основной_20_шрифт_20_абзаца"><text:span text:style-name="T7"> fs2-kafka </text:span></text:span><text:span text:style-name="Основной_20_шрифт_20_абзаца"><text:span text:style-name="T6">libraries</text:span></text:span><text:span text:style-name="Основной_20_шрифт_20_абзаца"><text:span text:style-name="T5">. </text:span></text:span><text:span text:style-name="Основной_20_шрифт_20_абзаца"><text:span text:style-name="T6">Also contributed to </text:span></text:span><text:span text:style-name="Основной_20_шрифт_20_абзаца"><text:span text:style-name="T5">cats, monix, kafka </text:span></text:span><text:span text:style-name="Основной_20_шрифт_20_абзаца"><text:span text:style-name="T6">and other</text:span></text:span><text:span text:style-name="Основной_20_шрифт_20_абзаца"><text:span text:style-name="T8">s</text:span></text:span><text:span text:style-name="Основной_20_шрифт_20_абзаца"><text:span text:style-name="T5">.</text:span></text:span></text:p>
            <text:p text:style-name="P33"><text:span text:style-name="Основной_20_шрифт_20_абзаца"><text:span text:style-name="T6">Co-host of </text:span></text:span><text:span text:style-name="Основной_20_шрифт_20_абзаца"><text:span text:style-name="T14">mostly </text:span></text:span><text:span text:style-name="Основной_20_шрифт_20_абзаца"><text:span text:style-name="T6">scala-</text:span></text:span><text:span text:style-name="Основной_20_шрифт_20_абзаца"><text:span text:style-name="T14">oriented </text:span></text:span><text:span text:style-name="Основной_20_шрифт_20_абзаца"><text:span text:style-name="T6">podcast</text:span></text:span><text:span text:style-name="Основной_20_шрифт_20_абзаца"><text:span text:style-name="T14">s</text:span></text:span><text:span text:style-name="Основной_20_шрифт_20_абзаца"><text:span text:style-name="T6"> </text:span></text:span><text:a xlink:type="simple" xlink:href="https://scalalaz.ru/" text:style-name="Internet_20_link" text:visited-style-name="Visited_20_Internet_20_Link"><text:span text:style-name="Основной_20_шрифт_20_абзаца"><text:span text:style-name="T18">scalalaz</text:span></text:span></text:a><text:span text:style-name="Основной_20_шрифт_20_абзаца"><text:span text:style-name="T6"> </text:span></text:span><text:span text:style-name="Основной_20_шрифт_20_абзаца"><text:span text:style-name="T14">and </text:span></text:span><text:a xlink:type="simple" xlink:href="https://flatmappers.com/" text:style-name="Internet_20_link" text:visited-style-name="Visited_20_Internet_20_Link"><text:span text:style-name="Основной_20_шрифт_20_абзаца"><text:span text:style-name="T18">flatmappers</text:span></text:span></text:a><text:span text:style-name="Основной_20_шрифт_20_абзаца"><text:span text:style-name="T14"> </text:span></text:span><text:span text:style-name="Основной_20_шрифт_20_абзаца"><text:span text:style-name="T77">(</text:span></text:span><text:span text:style-name="Основной_20_шрифт_20_абзаца"><text:span text:style-name="T82">both </text:span></text:span><text:span text:style-name="Основной_20_шрифт_20_абзаца"><text:span text:style-name="T77">in </text:span></text:span><text:span text:style-name="Основной_20_шрифт_20_абзаца"><text:span text:style-name="T81">R</text:span></text:span><text:span text:style-name="Основной_20_шрифт_20_абзаца"><text:span text:style-name="T77">ussian)</text:span></text:span><text:span text:style-name="Основной_20_шрифт_20_абзаца"><text:span text:style-name="T7">.</text:span></text:span></text:p>
            <text:p text:style-name="P33"><text:span text:style-name="Основной_20_шрифт_20_абзаца"><text:span text:style-name="T6">Speaker (in </text:span></text:span><text:span text:style-name="Основной_20_шрифт_20_абзаца"><text:span text:style-name="T9">R</text:span></text:span><text:span text:style-name="Основной_20_шрифт_20_абзаца"><text:span text:style-name="T6">ussian)</text:span></text:span><text:span text:style-name="Основной_20_шрифт_20_абзаца"><text:span text:style-name="T5">: </text:span></text:span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16">Intro to</text:span></text:span></text:a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50"> Scala.js</text:span></text:span></text:a><text:span text:style-name="Основной_20_шрифт_20_абзаца"><text:span text:style-name="T19">; </text:span></text:span><text:a xlink:type="simple" xlink:href="https://youtu.be/Ln8woWsIBoI?t=2h10m7s" text:style-name="Internet_20_link" text:visited-style-name="Visited_20_Internet_20_Link"><text:span text:style-name="Основной_20_шрифт_20_абзаца"><text:span text:style-name="T50">Scala.js: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6">When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9">TypeScript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6">is not enough</text:span></text:span></text:a><text:span text:style-name="Основной_20_шрифт_20_абзаца"><text:span text:style-name="T19">; </text:span></text:span><text:a xlink:type="simple" xlink:href="https://techno.2gis.ru/lectures/97" text:style-name="Internet_20_link" text:visited-style-name="Visited_20_Internet_20_Link"><text:span text:style-name="Основной_20_шрифт_20_абзаца"><text:span text:style-name="T16">Metaprogramming in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19"> Scala</text:span></text:span></text:a><text:span text:style-name="Основной_20_шрифт_20_абзаца"><text:span text:style-name="T20">; </text:span></text:span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6">Integration testing of micr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7">o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6">services with Scala</text:span></text:span></text:a><text:span text:style-name="Основной_20_шрифт_20_абзаца"><text:span text:style-name="T19">; </text:span></text:span><text:a xlink:type="simple" xlink:href="https://techno.2gis.ru/lectures/174" text:style-name="Internet_20_link" text:visited-style-name="Visited_20_Internet_20_Link"><text:span text:style-name="Основной_20_шрифт_20_абзаца"><text:span text:style-name="T21">Pure FP: why and how</text:span></text:span></text:a><text:span text:style-name="Основной_20_шрифт_20_абзаца"><text:span text:style-name="T19">; </text:span></text:span><text:a xlink:type="simple" xlink:href="https://youtu.be/wROJoMUHLck" text:style-name="Internet_20_link" text:visited-style-name="Visited_20_Internet_20_Link"><text:span text:style-name="Основной_20_шрифт_20_абзаца"><text:span text:style-name="T50">Production-ready functional programming</text:span></text:span></text:a><text:span text:style-name="Основной_20_шрифт_20_абзаца"><text:span text:style-name="T19">.</text:span>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justify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cm" fo:margin-right="0cm" fo:margin-top="0cm" fo:margin-bottom="0.212cm" style:contextual-spacing="false" fo:line-height="100%" fo:text-align="justify" style:justify-single-word="false" fo:keep-together="auto" fo:orphans="0" fo:widows="0" fo:hyphenation-ladder-count="no-limit" fo:text-indent="1.101cm" style:auto-text-indent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.212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.212cm" style:contextual-spacing="false" fo:hyphenation-ladder-count="no-limit"/>
      <style:text-properties fo:color="#808080" loext:opacity="100%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635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106cm" fo:margin-bottom="0.212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MT1" style:family="text">
      <style:text-properties style:font-name="Times New Roman1" officeooo:rsid="00265f20"/>
    </style:style>
    <style:style style:name="MT2" style:family="text">
      <style:text-properties style:font-name="Times New Roman1" officeooo:rsid="001473ec"/>
    </style:style>
    <style:style style:name="MT3" style:family="text">
      <style:text-properties style:font-name="Times New Roman1" officeooo:rsid="005073a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677cm" fo:margin-left="1.501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Основной_20_шрифт_20_абзаца"><text:span text:style-name="MT1">Yury Badalyants</text:span></text:span></text:p>
        <text:p text:style-name="MP1"><text:span text:style-name="Основной_20_шрифт_20_абзаца"><text:span text:style-name="MT2">202</text:span></text:span><text:span text:style-name="Основной_20_шрифт_20_абзаца"><text:span text:style-name="MT3">4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Машуня</meta:initial-creator>
    <meta:creation-date>2015-04-11T06:57:00Z</meta:creation-date>
    <dc:date>2024-02-10T14:37:14.749228407</dc:date>
    <meta:editing-cycles>82</meta:editing-cycles>
    <meta:editing-duration>PT1H21M47S</meta:editing-duration>
    <meta:document-statistic meta:table-count="1" meta:image-count="0" meta:object-count="0" meta:page-count="1" meta:paragraph-count="44" meta:word-count="501" meta:character-count="3457" meta:non-whitespace-character-count="2996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